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03a" officeooo:paragraph-rsid="00098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/>
      <text:p text:style-name="P1">I am conducting a study for the MQP “Games for Teaching Children” on the effects of user interface on learning. It will take at most a half hour of your time to participate, and you will be able to participate remotely and anonymously at any time you wish.</text:p>
      <text:p text:style-name="P1"/>
      <text:p text:style-name="P1">If you or any siblings would like to take part in this study, see the below link.</text:p>
      <text:p text:style-name="P1"/>
      <text:p text:style-name="P1"><text:a xlink:type="simple" xlink:href="https://ameliasthompson.github.io/MQP/" text:style-name="Internet_20_link" text:visited-style-name="Visited_20_Internet_20_Link">https://ameliasthompson.github.io/MQP/</text:a></text:p>
      <text:p text:style-name="P1"/>
      <text:p text:style-name="P1">Best,</text:p>
      <text:p text:style-name="P1">Maximilian Thomp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20:37:00.248000000</meta:creation-date>
    <dc:date>2021-04-06T20:43:44.843000000</dc:date>
    <meta:editing-duration>PT6M45S</meta:editing-duration>
    <meta:editing-cycles>1</meta:editing-cycles>
    <meta:document-statistic meta:table-count="0" meta:image-count="0" meta:object-count="0" meta:page-count="1" meta:paragraph-count="6" meta:word-count="70" meta:character-count="405" meta:non-whitespace-character-count="341"/>
    <meta:generator>LibreOffice/6.4.4.2$Windows_X86_64 LibreOffice_project/3d775be2011f3886db32dfd395a6a6d1ca2630ff</meta:generator>
  </office:meta>
</office:document-meta>
</file>